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9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1" style:family="table">
      <style:table-properties style:width="1.5097in" table:align="margins"/>
    </style:style>
    <style:style style:name="Таблица1.A" style:family="table-column">
      <style:table-column-properties style:column-width="0.5035in" style:rel-column-width="21845*"/>
    </style:style>
    <style:style style:name="Таблица1.A1" style:family="table-cell">
      <style:table-cell-properties fo:padding="0in" fo:border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01in" fo:border="none"/>
    </style:style>
    <style:style style:name="Таблица13.A5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8" style:family="paragraph" style:parent-style-name="Standard">
      <style:paragraph-properties fo:line-height="200%" fo:text-align="center" style:justify-single-word="false"/>
    </style:style>
    <style:style style:name="P9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5" style:family="paragraph" style:parent-style-name="Standard" style:master-page-name="">
      <style:paragraph-properties fo:margin-left="0in" fo:margin-right="0in" fo:margin-top="0in" fo:margin-bottom="0in" fo:line-height="100%" fo:text-indent="0.1972in" style:auto-text-indent="false" style:page-number="auto"/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left="0.0925in" fo:margin-right="0in" fo:line-height="150%" fo:text-align="center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.0925in" fo:margin-right="0in" fo:margin-top="0.0598in" fo:margin-bottom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8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background-color="transparent"/>
    </style:style>
    <style:style style:name="T7" style:family="text">
      <style:text-properties fo:language="ru" fo:country="RU" fo:font-weight="normal" style:font-weight-asian="normal" style:font-name-complex="Arial" style:font-weight-complex="normal"/>
    </style:style>
    <style:style style:name="T8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9" style:family="text">
      <style:text-properties fo:language="ru" fo:country="RU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10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color="#ffffff" style:text-underline-style="solid" style:text-underline-width="auto" style:text-underline-color="font-color" style:font-name-complex="Ari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background-color="transparent"/>
    </style:style>
    <style:style style:name="T19" style:family="text">
      <style:text-properties style:use-window-font-color="true" fo:language="en" fo:country="US"/>
    </style:style>
    <style:style style:name="T20" style:family="text">
      <style:text-properties style:use-window-font-color="true" fo:language="ru" fo:country="RU"/>
    </style:style>
    <style:style style:name="T21" style:family="text">
      <style:text-properties style:use-window-font-color="true" fo:font-size="10pt" fo:language="ru" fo:country="RU" style:font-size-asian="10pt" style:font-size-complex="10pt"/>
    </style:style>
    <style:style style:name="T22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3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24" style:family="text">
      <style:text-properties fo:font-size="10pt" fo:language="ru" fo:country="RU" style:font-size-asian="10pt" style:font-size-complex="10pt"/>
    </style:style>
    <style:style style:name="T25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6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27" style:family="text">
      <style:text-properties fo:font-size="10pt" style:font-size-asian="10pt" style:font-name-complex="Arial" style:font-size-complex="10pt"/>
    </style:style>
    <style:style style:name="T28" style:family="text">
      <style:text-properties fo:font-size="11pt" fo:language="en" fo:country="US" style:font-size-asian="11pt" style:font-size-complex="11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text-position="0% 100%" fo:font-style="italic" style:font-style-asian="italic" style:font-style-complex="italic" style:text-overline-style="solid" style:text-overline-width="auto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5">ПОВЕРКИ</text:span></text:p>
      <text:p text:style-name="P26"><text:span text:style-name="T5">дозиметра рентгеновского и гамма-излучения ДКГ </text:span><text:span text:style-name="T1">$type</text:span><text:span text:style-name="T28"> </text:span></text:p>
      <text:p text:style-name="P27"><text:span text:style-name="T7">зав. №</text:span><text:span text:style-name="T10"> </text:span><text:span text:style-name="T8"><text:s/></text:span><text:span text:style-name="T9">$</text:span><text:span text:style-name="T3">allSerial</text:span><text:span text:style-name="T8"> </text:span></text:p>
      <text:p text:style-name="P25"><text:span text:style-name="T27">принадлежащего<text:tab/></text:span><text:span text:style-name="T16"><text:tab/></text:span></text:p>
      <text:p text:style-name="P9"><text:span text:style-name="T24">Поверка проводилась на базе УП «АТОМТЕХ», в нормальных климатических условиях при температуре </text:span><text:span text:style-name="T23">Т</text:span><text:span text:style-name="T24"> = </text:span><text:span text:style-name="T25"><text:s/></text:span><text:span text:style-name="T22">$temp </text:span><text:span text:style-name="T24"><text:s/>°</text:span><text:span text:style-name="T23">С</text:span><text:span text:style-name="T24">, атмосферном давлении </text:span><text:span text:style-name="T23">Р</text:span><text:span text:style-name="T24"> = </text:span><text:span text:style-name="T25"><text:s text:c="5"/></text:span><text:span text:style-name="T24"><text:s/>мм.рт.ст, относительной влажности воздуха </text:span><text:span text:style-name="T23">р</text:span><text:span text:style-name="T24"> = </text:span><text:span text:style-name="T25"><text:s/></text:span><text:span text:style-name="T22">$vlag </text:span><text:span text:style-name="T24"><text:s/>%, внешнем фоне γ-излучения </text:span><text:span text:style-name="T26">H</text:span><text:span text:style-name="T24">*(10) = </text:span><text:span text:style-name="T25"><text:s/></text:span><text:span text:style-name="T22">$bground </text:span><text:span text:style-name="T24"><text:s/>нЗв/ч, <text:s/>согласно методике, изложенной в </text:span><text:span text:style-name="T21">МП.</text:span><text:span text:style-name="T20"> МН</text:span><text:span text:style-name="T19"> </text:span><text:span text:style-name="T20">1196-2002</text:span></text:p>
      <text:p text:style-name="P22"><text:span text:style-name="T5">1. С</text:span>редства <text:span text:style-name="T5">поверки</text:span></text:p>
      <text:p text:style-name="P13">а)<text:tab/>Эталонные средства измерений:</text:p>
      <text:p text:style-name="P10">- <text:span text:style-name="T1">$facility_110</text:span>;</text:p>
      <text:p text:style-name="P10">- <text:span text:style-name="T1">$facility_1</text:span><text:span text:style-name="T5">3</text:span><text:span text:style-name="T1">0</text:span>;</text:p>
      <text:p text:style-name="P15"/>
      <text:p text:style-name="P23">2. Поверка блоков детектирования</text:p>
      <text:p text:style-name="P13">а)<text:tab/>Внешний осмотр и опробование БД:</text:p>
      <text:p text:style-name="P11">- документация<text:tab/></text:p>
      <text:p text:style-name="P11">- отсутствие механических повреждений<text:tab/></text:p>
      <text:p text:style-name="P12"><text:span text:style-name="T5">- </text:span><text:span text:style-name="T5">наличие четких маркировочных надписей на БД и контрольном источнике</text:span><text:span text:style-name="T5"><text:tab/></text:span></text:p>
      <text:p text:style-name="P11">- контроль работоспособности<text:tab/></text:p>
      <text:p text:style-name="P13"><text:span text:style-name="T5">б</text:span>)<text:tab/>Определение допускаемой основной относительной погрешности измерения мощности <text:span text:style-name="T5">дозы</text:span> <text:span text:style-name="T5">дозиметра рентгеновского и гамма-излучения ДКГ </text:span><text:span text:style-name="T1">$type</text:span>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<text:span text:style-name="T5">Дозиметр рентгеновского и гамма-излучения ДКГ </text:span>$type<text:span text:style-name="T5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7">Мощность амбиентной эквивалент-ной дозы в <text:span text:style-name="T5">контрольной</text:span> точке <text:span text:style-name="T29">Ḣ*</text:span><text:span text:style-name="T13">i</text:span><text:span text:style-name="T30">(10)</text:span></text:p>
          </table:table-cell>
          <table:table-cell table:style-name="t1.B2" table:number-rows-spanned="2" office:value-type="string">
            <text:p text:style-name="P18">Номер источ-ника</text:p>
          </table:table-cell>
          <table:table-cell table:style-name="t1.B2" table:number-rows-spanned="2" office:value-type="string">
            <text:p text:style-name="P18">Рассто-яние до источ-ника, </text:p>
            <text:p text:style-name="P19">R, см</text:p>
          </table:table-cell>
          <table:table-cell table:style-name="t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18"><text:span text:style-name="T6">Относи-тельная</text:span><text:span text:style-name="T18"> </text:span><text:span text:style-name="T6">погреш-ность</text:span><text:span text:style-name="T18"> </text:span><text:span text:style-name="T6">измерения</text:span> </text:p>
            <text:p text:style-name="P18"><text:span text:style-name="T11">θ</text:span><text:span text:style-name="T14">пр</text:span><text:span text:style-name="T13">i</text:span><text:span text:style-name="T5">,</text:span> %</text:p>
          </table:table-cell>
          <table:table-cell table:style-name="t1.B2" table:number-rows-spanned="2" office:value-type="string">
            <text:p text:style-name="P20"><text:span text:style-name="T5">Довери-тель</text:span>ная граница погреш-ности измерения <text:span text:style-name="T4">Δ</text:span><text:span text:style-name="T13">i</text:span><text:span text:style-name="T1">,</text:span> %</text:p>
          </table:table-cell>
          <table:table-cell table:style-name="t1.K2" table:number-rows-spanned="2" office:value-type="string">
            <text:p text:style-name="P16"><text:span text:style-name="T17">Предел основной </text:span><text:span text:style-name="T5">относи-тельной</text:span> <text:span text:style-name="T1">погреш-ности</text:span>, %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</text:p>
            <text:p text:style-name="P29">значение </text:p>
          </table:table-cell>
          <table:covered-table-cell/>
          <table:covered-table-cell/>
          <table:table-cell table:style-name="t1.D3" office:value-type="string">
            <text:p text:style-name="P29">Среднее значение, <text:span text:style-name="T32">Ḣ*</text:span><text:span text:style-name="T13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5">0,7 мкЗв/ч</text:p>
          </table:table-cell>
          <table:table-cell table:style-name="t1.B4" office:value-type="string">
            <text:p text:style-name="P6">$1-30</text:p>
          </table:table-cell>
          <table:table-cell table:style-name="t1.B4" office:value-type="string">
            <text:p text:style-name="P6">$1-40</text:p>
          </table:table-cell>
          <table:table-cell table:style-name="t1.B4" office:value-type="string">
            <text:p text:style-name="P6">$1-50</text:p>
          </table:table-cell>
          <table:table-cell table:style-name="t1.B4" table:number-columns-spanned="3" office:value-type="string">
            <table:table table:name="Таблица1" table:style-name="Таблица1">
              <table:table-column table:style-name="Таблица1.A" table:number-columns-repeated="3"/>
              <table:table-row>
                <table:table-cell table:style-name="Таблица1.A1" office:value-type="string">
                  <text:p text:style-name="P6">$1-6<text:span text:style-name="T1">a</text:span></text:p>
                </table:table-cell>
                <table:table-cell table:style-name="Таблица1.A1" office:value-type="string">
                  <text:p text:style-name="P6">$1-6<text:span text:style-name="T1">e</text:span></text:p>
                </table:table-cell>
                <table:table-cell table:style-name="Таблица1.A1" office:value-type="string">
                  <text:p text:style-name="P6">$1-6<text:span text:style-name="T1">i</text:span></text:p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b</text:span></text:p>
                </table:table-cell>
                <table:table-cell table:style-name="Таблица1.A1" office:value-type="string">
                  <text:p text:style-name="P6">$1-<text:span text:style-name="T1">6f</text:span></text:p>
                </table:table-cell>
                <table:table-cell table:style-name="Таблица1.A1" office:value-type="string">
                  <text:p text:style-name="P6">$1-6<text:span text:style-name="T1">j</text:span></text:p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c</text:span></text:p>
                </table:table-cell>
                <table:table-cell table:style-name="Таблица1.A1" office:value-type="string">
                  <text:p text:style-name="P6">$1-6<text:span text:style-name="T1">g</text:span></text:p>
                </table:table-cell>
                <table:table-cell table:style-name="Таблица1.A1" office:value-type="string">
                  <text:p text:style-name="P7"/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d</text:span></text:p>
                </table:table-cell>
                <table:table-cell table:style-name="Таблица1.A1" office:value-type="string">
                  <text:p text:style-name="P6">$1-6<text:span text:style-name="T1">h</text:span></text:p>
                </table:table-cell>
                <table:table-cell table:style-name="Таблица1.A1" office:value-type="string">
                  <text:p text:style-name="P7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6">$1-00</text:p>
          </table:table-cell>
          <table:table-cell table:style-name="t1.B4" office:value-type="string">
            <text:p text:style-name="P6">$1-10</text:p>
          </table:table-cell>
          <table:table-cell table:style-name="t1.B4" office:value-type="string">
            <text:p text:style-name="P6">$1-20</text:p>
          </table:table-cell>
          <table:table-cell table:style-name="t1.K4" table:number-rows-spanned="6" office:value-type="string">
            <text:p text:style-name="P5">±<text:span text:style-name="T1">15</text:span></text:p>
          </table:table-cell>
        </table:table-row>
        <table:table-row>
          <table:table-cell table:style-name="t1.A4" office:value-type="string">
            <text:p text:style-name="P5">7 мкЗв/ч</text:p>
          </table:table-cell>
          <table:table-cell table:style-name="t1.B4" office:value-type="string">
            <text:p text:style-name="P6">$1-31</text:p>
          </table:table-cell>
          <table:table-cell table:style-name="t1.B4" office:value-type="string">
            <text:p text:style-name="P6">$1-41</text:p>
          </table:table-cell>
          <table:table-cell table:style-name="t1.B4" office:value-type="string">
            <text:p text:style-name="P6">$1-51</text:p>
          </table:table-cell>
          <table:table-cell table:style-name="t1.B4" office:value-type="string">
            <text:p text:style-name="P6">$1-61</text:p>
          </table:table-cell>
          <table:table-cell table:style-name="t1.F5" office:value-type="string">
            <text:p text:style-name="P6">$1-71</text:p>
          </table:table-cell>
          <table:table-cell table:style-name="t1.F5" office:value-type="string">
            <text:p text:style-name="P6">$1-81</text:p>
          </table:table-cell>
          <table:table-cell table:style-name="t1.B4" office:value-type="string">
            <text:p text:style-name="P6">$1-01</text:p>
          </table:table-cell>
          <table:table-cell table:style-name="t1.B4" office:value-type="string">
            <text:p text:style-name="P6">$1-11</text:p>
          </table:table-cell>
          <table:table-cell table:style-name="t1.B4" office:value-type="string">
            <text:p text:style-name="P6">$1-21</text:p>
          </table:table-cell>
          <table:covered-table-cell/>
        </table:table-row>
        <table:table-row>
          <table:table-cell table:style-name="t1.A4" office:value-type="string">
            <text:p text:style-name="P5">70 мкЗв/ч</text:p>
          </table:table-cell>
          <table:table-cell table:style-name="t1.B4" office:value-type="string">
            <text:p text:style-name="P6">$1-32</text:p>
          </table:table-cell>
          <table:table-cell table:style-name="t1.B4" office:value-type="string">
            <text:p text:style-name="P6">$1-42</text:p>
          </table:table-cell>
          <table:table-cell table:style-name="t1.B4" office:value-type="string">
            <text:p text:style-name="P6">$1-52</text:p>
          </table:table-cell>
          <table:table-cell table:style-name="t1.B4" office:value-type="string">
            <text:p text:style-name="P6">$1-62</text:p>
          </table:table-cell>
          <table:table-cell table:style-name="t1.F5" office:value-type="string">
            <text:p text:style-name="P6">$1-72</text:p>
          </table:table-cell>
          <table:table-cell table:style-name="t1.F5" office:value-type="string">
            <text:p text:style-name="P6">$1-82</text:p>
          </table:table-cell>
          <table:table-cell table:style-name="t1.B4" office:value-type="string">
            <text:p text:style-name="P6">$1-02</text:p>
          </table:table-cell>
          <table:table-cell table:style-name="t1.B4" office:value-type="string">
            <text:p text:style-name="P6">$1-12</text:p>
          </table:table-cell>
          <table:table-cell table:style-name="t1.B4" office:value-type="string">
            <text:p text:style-name="P6">$1-22</text:p>
          </table:table-cell>
          <table:covered-table-cell/>
        </table:table-row>
        <table:table-row>
          <table:table-cell table:style-name="t1.A4" office:value-type="string">
            <text:p text:style-name="P5"><text:span text:style-name="T5">700</text:span> <text:span text:style-name="T5">мкЗв/ч</text:span></text:p>
          </table:table-cell>
          <table:table-cell table:style-name="t1.B4" office:value-type="string">
            <text:p text:style-name="P6">$1-33</text:p>
          </table:table-cell>
          <table:table-cell table:style-name="t1.B4" office:value-type="string">
            <text:p text:style-name="P6">$1-43</text:p>
          </table:table-cell>
          <table:table-cell table:style-name="t1.B4" office:value-type="string">
            <text:p text:style-name="P6">$1-53</text:p>
          </table:table-cell>
          <table:table-cell table:style-name="t1.B4" office:value-type="string">
            <text:p text:style-name="P6">$1-63</text:p>
          </table:table-cell>
          <table:table-cell table:style-name="t1.F5" office:value-type="string">
            <text:p text:style-name="P6">$1-73</text:p>
          </table:table-cell>
          <table:table-cell table:style-name="t1.F5" office:value-type="string">
            <text:p text:style-name="P6">$1-83</text:p>
          </table:table-cell>
          <table:table-cell table:style-name="t1.B4" office:value-type="string">
            <text:p text:style-name="P6">$1-03</text:p>
          </table:table-cell>
          <table:table-cell table:style-name="t1.B4" office:value-type="string">
            <text:p text:style-name="P6">$1-13</text:p>
          </table:table-cell>
          <table:table-cell table:style-name="t1.B4" office:value-type="string">
            <text:p text:style-name="P6">$1-23</text:p>
          </table:table-cell>
          <table:covered-table-cell/>
        </table:table-row>
        <table:table-row>
          <table:table-cell table:style-name="t1.A4" office:value-type="string">
            <text:p text:style-name="P5">7,0 мЗв/ч</text:p>
          </table:table-cell>
          <table:table-cell table:style-name="t1.B4" office:value-type="string">
            <text:p text:style-name="P6">$1-34</text:p>
          </table:table-cell>
          <table:table-cell table:style-name="t1.B4" office:value-type="string">
            <text:p text:style-name="P6">$1-44</text:p>
          </table:table-cell>
          <table:table-cell table:style-name="t1.B4" office:value-type="string">
            <text:p text:style-name="P6">$1-54</text:p>
          </table:table-cell>
          <table:table-cell table:style-name="t1.B4" office:value-type="string">
            <text:p text:style-name="P6">$1-64</text:p>
          </table:table-cell>
          <table:table-cell table:style-name="t1.F5" office:value-type="string">
            <text:p text:style-name="P6">$1-74</text:p>
          </table:table-cell>
          <table:table-cell table:style-name="t1.F5" office:value-type="string">
            <text:p text:style-name="P6">$1-84</text:p>
          </table:table-cell>
          <table:table-cell table:style-name="t1.B4" office:value-type="string">
            <text:p text:style-name="P6">$1-04</text:p>
          </table:table-cell>
          <table:table-cell table:style-name="t1.B4" office:value-type="string">
            <text:p text:style-name="P6">$1-14</text:p>
          </table:table-cell>
          <table:table-cell table:style-name="t1.B4" office:value-type="string">
            <text:p text:style-name="P6">$1-24</text:p>
          </table:table-cell>
          <table:covered-table-cell/>
        </table:table-row>
        <table:table-row>
          <table:table-cell table:style-name="t1.A9" office:value-type="string">
            <text:p text:style-name="P5">70 мЗв/ч</text:p>
          </table:table-cell>
          <table:table-cell table:style-name="t1.B9" office:value-type="string">
            <text:p text:style-name="P6">$1-35</text:p>
          </table:table-cell>
          <table:table-cell table:style-name="t1.B9" office:value-type="string">
            <text:p text:style-name="P6">$1-45</text:p>
          </table:table-cell>
          <table:table-cell table:style-name="t1.B9" office:value-type="string">
            <text:p text:style-name="P6">$1-55</text:p>
          </table:table-cell>
          <table:table-cell table:style-name="t1.B9" office:value-type="string">
            <text:p text:style-name="P6">$1-65</text:p>
          </table:table-cell>
          <table:table-cell table:style-name="t1.F9" office:value-type="string">
            <text:p text:style-name="P6">$1-75</text:p>
          </table:table-cell>
          <table:table-cell table:style-name="t1.F9" office:value-type="string">
            <text:p text:style-name="P6">$1-85</text:p>
          </table:table-cell>
          <table:table-cell table:style-name="t1.B9" office:value-type="string">
            <text:p text:style-name="P6">$1-05</text:p>
          </table:table-cell>
          <table:table-cell table:style-name="t1.B9" office:value-type="string">
            <text:p text:style-name="P6">$1-15</text:p>
          </table:table-cell>
          <table:table-cell table:style-name="t1.B9" office:value-type="string">
            <text:p text:style-name="P6">$1-25</text:p>
          </table:table-cell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">Выводы:<text:tab/></text:p>
          </table:table-cell>
        </table:table-row>
        <table:table-row>
          <table:table-cell table:style-name="Таблица13.A1" office:value-type="string">
            <text:p text:style-name="P4"><text:span text:style-name="T5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4"><text:span text:style-name="T5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3">Поверитель<text:tab/></text:p>
          </table:table-cell>
        </table:table-row>
        <table:table-row>
          <table:table-cell table:style-name="Таблица13.A5" office:value-type="string">
            <text:p text:style-name="P3">Дата<text:tab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8in" fo:margin-bottom="0.23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Г-<text:span text:style-name="MT1">$type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28:17.68</dc:date>
    <meta:editing-duration>P3DT2H40M52S</meta:editing-duration>
    <meta:editing-cycles>340</meta:editing-cycles>
    <meta:generator>OpenOffice/4.1.6$Win32 OpenOffice.org_project/416m1$Build-9790</meta:generator>
    <meta:document-statistic meta:table-count="3" meta:image-count="0" meta:object-count="0" meta:page-count="1" meta:paragraph-count="105" meta:word-count="251" meta:character-count="1764"/>
  </office:meta>
</office:document-meta>
</file>